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72.43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90.1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80008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レンダリング名</text:p>
          </table:table-cell>
          <table:table-cell office:value-type="string" calcext:value-type="string">
            <text:p>シーケンスチェック</text:p>
          </table:table-cell>
          <table:table-cell office:value-type="string" calcext:value-type="string">
            <text:p>モーションチェック</text:p>
          </table:table-cell>
          <table:table-cell office:value-type="string" calcext:value-type="string">
            <text:p>AEタッチチェック</text:p>
          </table:table-cell>
          <table:table-cell office:value-type="string" calcext:value-type="string">
            <text:p>ＡＥ完了チェック</text:p>
          </table:table-cell>
          <table:table-cell office:value-type="string" calcext:value-type="string">
            <text:p>メモ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ut004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4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A.aep</text:p>
          </table:table-cell>
          <table:table-cell table:number-columns-repeated="2" table:style-name="ce2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A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A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A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A_wolf_chara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A_wolf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B.aep</text:p>
          </table:table-cell>
          <table:table-cell table:number-columns-repeated="2" table:style-name="ce2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B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B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B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C.aep</text:p>
          </table:table-cell>
          <table:table-cell table:number-columns-repeated="2" table:style-name="ce2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C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C_wolf_chara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C_wolf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D.aep</text:p>
          </table:table-cell>
          <table:table-cell table:number-columns-repeated="2" table:style-name="ce2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D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D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D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D_wolf_chara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D_wolf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E.aep</text:p>
          </table:table-cell>
          <table:table-cell table:number-columns-repeated="2" table:style-name="ce2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E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E_wolf_chara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E_wolf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F.aep</text:p>
          </table:table-cell>
          <table:table-cell table:number-columns-repeated="2" table:style-name="ce2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F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wolf_chara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wolf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6-A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6-A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ニーナの腰から背中に剣のtrsを変更&amp;位置修正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t006-A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6-B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6-B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B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B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B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B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7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7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7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7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7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ニーナの腰から背中に剣のtrsを変更&amp;位置修正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t007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8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8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8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8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8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8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9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9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9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9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10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10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0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0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0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0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11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11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1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1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1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1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13.aep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13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3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3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3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3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14.aep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14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4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4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4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4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27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27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7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7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28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28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29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29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9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9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0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0-1cha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chara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chara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chara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chara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chara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d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dra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dra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robo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robo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robo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d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dra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dra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robo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robo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robo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d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dra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dra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robo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robo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robo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.aep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.aep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3-A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3-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A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A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3-B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3-B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B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B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3-C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3-C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C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C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4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4_BG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5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5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5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5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6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6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7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7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7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7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7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7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8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8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8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8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9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9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9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9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9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nick_Pencil_c0</text:p>
            <text:p>liza_Pencil_c0</text:p>
            <text:p>nina_Pencil_c0</text:p>
            <text:p>robo&amp;juna_Pencil_c0</text:p>
            <text:p>dragon_Pencil_c0</text:p>
          </table:table-cell>
          <table:table-cell table:number-columns-repeated="1023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00/00/00</text:date>, <text:time style:data-style-name="N2" text:time-value="10:30:01.891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3:17:33.848000000</meta:creation-date>
    <dc:date>2020-02-14T19:19:24.604000000</dc:date>
    <meta:editing-duration>PT6H40M12S</meta:editing-duration>
    <meta:editing-cycles>5</meta:editing-cycles>
    <meta:generator>LibreOffice/6.2.2.2$Windows_X86_64 LibreOffice_project/2b840030fec2aae0fd2658d8d4f9548af4e3518d</meta:generator>
    <meta:document-statistic meta:table-count="1" meta:cell-count="760" meta:object-count="0"/>
  </office:meta>
</office:document-meta>
</file>